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1" table:number-columns-repeated="8" table:default-cell-style-name="ce6"/>
        <table:table-column table:style-name="co2" table:default-cell-style-name="ce6"/>
        <table:table-column table:style-name="co1" table:default-cell-style-name="ce6"/>
        <table:table-column table:style-name="co1" table:number-columns-repeated="16373" table:default-cell-style-name="Default"/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MLP GEN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LP PSO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VM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NC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FC2</text:p>
          </table:table-cell>
          <table:covered-table-cell table:style-name="ce14"/>
          <table:table-cell table:style-name="ce8" table:number-columns-repeated="16372"/>
          <table:table-cell table:style-name="ce10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9" table:number-columns-repeated="16372"/>
          <table:table-cell table:style-name="ce11"/>
        </table:table-row>
        <table:table-row table:style-name="ro1">
          <table:table-cell office:value-type="string" calcext:value-type="string">
            <text:p>GCT1990_1</text:p>
          </table:table-cell>
          <table:table-cell table:number-columns-repeated="4"/>
          <table:table-cell office:value-type="percentage" office:value="0.8571" calcext:value-type="percentage">
            <text:p>85,71%</text:p>
          </table:table-cell>
          <table:table-cell office:value-type="percentage" office:value="0.9545" calcext:value-type="percentage">
            <text:p>95,45%</text:p>
          </table:table-cell>
          <table:table-cell office:value-type="percentage" office:value="0.542" calcext:value-type="percentage">
            <text:p>54,20%</text:p>
          </table:table-cell>
          <table:table-cell office:value-type="percentage" office:value="0.5453" calcext:value-type="percentage">
            <text:p>54,53%</text:p>
          </table:table-cell>
          <table:table-cell office:value-type="percentage" office:value="0.8649" calcext:value-type="percentage">
            <text:p>86,49%</text:p>
          </table:table-cell>
          <table:table-cell office:value-type="percentage" office:value="0.9455" calcext:value-type="percentage">
            <text:p>94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2</text:p>
          </table:table-cell>
          <table:table-cell table:number-columns-repeated="4"/>
          <table:table-cell office:value-type="percentage" office:value="0.9474" calcext:value-type="percentage">
            <text:p>94,74%</text:p>
          </table:table-cell>
          <table:table-cell office:value-type="percentage" office:value="0.9375" calcext:value-type="percentage">
            <text:p>93,75%</text:p>
          </table:table-cell>
          <table:table-cell office:value-type="percentage" office:value="0.5627" calcext:value-type="percentage">
            <text:p>56,27%</text:p>
          </table:table-cell>
          <table:table-cell office:value-type="percentage" office:value="0.7052" calcext:value-type="percentage">
            <text:p>70,52%</text:p>
          </table:table-cell>
          <table:table-cell office:value-type="percentage" office:value="0.9485" calcext:value-type="percentage">
            <text:p>94,85%</text:p>
          </table:table-cell>
          <table:table-cell office:value-type="percentage" office:value="0.9792" calcext:value-type="percentage">
            <text:p>97,9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3</text:p>
          </table:table-cell>
          <table:table-cell table:number-columns-repeated="4"/>
          <table:table-cell office:value-type="percentage" office:value="0.9149" calcext:value-type="percentage">
            <text:p>91,49%</text:p>
          </table:table-cell>
          <table:table-cell office:value-type="percentage" office:value="0.9247" calcext:value-type="percentage">
            <text:p>92,47%</text:p>
          </table:table-cell>
          <table:table-cell office:value-type="percentage" office:value="0.5471" calcext:value-type="percentage">
            <text:p>54,71%</text:p>
          </table:table-cell>
          <table:table-cell office:value-type="percentage" office:value="0.5458" calcext:value-type="percentage">
            <text:p>54,58%</text:p>
          </table:table-cell>
          <table:table-cell office:value-type="percentage" office:value="0.9209" calcext:value-type="percentage">
            <text:p>92,09%</text:p>
          </table:table-cell>
          <table:table-cell office:value-type="percentage" office:value="0.891" calcext:value-type="percentage">
            <text:p>89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4</text:p>
          </table:table-cell>
          <table:table-cell table:number-columns-repeated="4"/>
          <table:table-cell office:value-type="percentage" office:value="0.9362" calcext:value-type="percentage">
            <text:p>93,62%</text:p>
          </table:table-cell>
          <table:table-cell office:value-type="percentage" office:value="0.9263" calcext:value-type="percentage">
            <text:p>92,63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7145" calcext:value-type="percentage">
            <text:p>71,45%</text:p>
          </table:table-cell>
          <table:table-cell office:value-type="percentage" office:value="0.9314" calcext:value-type="percentage">
            <text:p>93,14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5</text:p>
          </table:table-cell>
          <table:table-cell table:number-columns-repeated="4"/>
          <table:table-cell office:value-type="percentage" office:value="0.9192" calcext:value-type="percentage">
            <text:p>91,92%</text:p>
          </table:table-cell>
          <table:table-cell office:value-type="percentage" office:value="0.9681" calcext:value-type="percentage">
            <text:p>96,81%</text:p>
          </table:table-cell>
          <table:table-cell office:value-type="percentage" office:value="0.5601" calcext:value-type="percentage">
            <text:p>56,01%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9248" calcext:value-type="percentage">
            <text:p>92,48%</text:p>
          </table:table-cell>
          <table:table-cell office:value-type="percentage" office:value="0.9933" calcext:value-type="percentage">
            <text:p>99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6</text:p>
          </table:table-cell>
          <table:table-cell table:number-columns-repeated="4"/>
          <table:table-cell office:value-type="percentage" office:value="0.8333" calcext:value-type="percentage">
            <text:p>83,33%</text:p>
          </table:table-cell>
          <table:table-cell office:value-type="percentage" office:value="0.9302" calcext:value-type="percentage">
            <text:p>93,02%</text:p>
          </table:table-cell>
          <table:table-cell office:value-type="percentage" office:value="0.5316" calcext:value-type="percentage">
            <text:p>53,16%</text:p>
          </table:table-cell>
          <table:table-cell office:value-type="percentage" office:value="0.5972" calcext:value-type="percentage">
            <text:p>59,72%</text:p>
          </table:table-cell>
          <table:table-cell office:value-type="percentage" office:value="0.8515" calcext:value-type="percentage">
            <text:p>85,15%</text:p>
          </table:table-cell>
          <table:table-cell office:value-type="percentage" office:value="0.9977" calcext:value-type="percentage">
            <text:p>99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7</text:p>
          </table:table-cell>
          <table:table-cell table:number-columns-repeated="4"/>
          <table:table-cell office:value-type="percentage" office:value="0.9167" calcext:value-type="percentage">
            <text:p>91,67%</text:p>
          </table:table-cell>
          <table:table-cell office:value-type="percentage" office:value="0.9362" calcext:value-type="percentage">
            <text:p>93,62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917" calcext:value-type="percentage">
            <text:p>91,70%</text:p>
          </table:table-cell>
          <table:table-cell office:value-type="percentage" office:value="0.9319" calcext:value-type="percentage">
            <text:p>93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8</text:p>
          </table:table-cell>
          <table:table-cell table:number-columns-repeated="4"/>
          <table:table-cell office:value-type="percentage" office:value="0.8478" calcext:value-type="percentage">
            <text:p>84,78%</text:p>
          </table:table-cell>
          <table:table-cell office:value-type="percentage" office:value="0.9176" calcext:value-type="percentage">
            <text:p>91,76%</text:p>
          </table:table-cell>
          <table:table-cell office:value-type="percentage" office:value="0.6925" calcext:value-type="percentage">
            <text:p>69,25%</text:p>
          </table:table-cell>
          <table:table-cell office:value-type="percentage" office:value="0.6048" calcext:value-type="percentage">
            <text:p>60,4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9</text:p>
          </table:table-cell>
          <table:table-cell table:number-columns-repeated="4"/>
          <table:table-cell office:value-type="percentage" office:value="0.8485" calcext:value-type="percentage">
            <text:p>84,85%</text:p>
          </table:table-cell>
          <table:table-cell office:value-type="percentage" office:value="0.9767" calcext:value-type="percentage">
            <text:p>97,67%</text:p>
          </table:table-cell>
          <table:table-cell office:value-type="percentage" office:value="0.6621" calcext:value-type="percentage">
            <text:p>66,21%</text:p>
          </table:table-cell>
          <table:table-cell office:value-type="percentage" office:value="0.6515" calcext:value-type="percentage">
            <text:p>65,15%</text:p>
          </table:table-cell>
          <table:table-cell office:value-type="percentage" office:value="0.8589" calcext:value-type="percentage">
            <text:p>85,89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10</text:p>
          </table:table-cell>
          <table:table-cell table:number-columns-repeated="4"/>
          <table:table-cell office:value-type="percentage" office:value="0.956" calcext:value-type="percentage">
            <text:p>95,6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031" calcext:value-type="percentage">
            <text:p>60,31%</text:p>
          </table:table-cell>
          <table:table-cell office:value-type="percentage" office:value="0.7222" calcext:value-type="percentage">
            <text:p>72,22%</text:p>
          </table:table-cell>
          <table:table-cell office:value-type="percentage" office:value="0.951" calcext:value-type="percentage">
            <text:p>95,1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7" table:formula="of:=AVERAGE([.B3:.B12])" office:value-type="string" office:string-value="" calcext:value-type="error">
            <text:p>#DIV/0!</text:p>
          </table:table-cell>
          <table:table-cell table:style-name="ce7" table:formula="of:=AVERAGE([.C3:.C12])" office:value-type="string" office:string-value="" calcext:value-type="error">
            <text:p>#DIV/0!</text:p>
          </table:table-cell>
          <table:table-cell table:style-name="ce7" table:formula="of:=AVERAGE([.D3:.D12])" office:value-type="string" office:string-value="" calcext:value-type="error">
            <text:p>#DIV/0!</text:p>
          </table:table-cell>
          <table:table-cell table:style-name="ce7" table:formula="of:=AVERAGE([.E3:.E12])" office:value-type="string" office:string-value="" calcext:value-type="error">
            <text:p>#DIV/0!</text:p>
          </table:table-cell>
          <table:table-cell table:style-name="ce7" table:formula="of:=AVERAGE([.F3:.F12])" office:value-type="percentage" office:value="0.89771" calcext:value-type="percentage">
            <text:p>89,77%</text:p>
          </table:table-cell>
          <table:table-cell table:style-name="ce7" table:formula="of:=AVERAGE([.G3:.G12])" office:value-type="percentage" office:value="0.93686" calcext:value-type="percentage">
            <text:p>93,69%</text:p>
          </table:table-cell>
          <table:table-cell table:style-name="ce7" table:formula="of:=AVERAGE([.H3:.H12])" office:value-type="percentage" office:value="0.58346" calcext:value-type="percentage">
            <text:p>58,35%</text:p>
          </table:table-cell>
          <table:table-cell table:style-name="ce7" table:formula="of:=AVERAGE([.I3:.I12])" office:value-type="percentage" office:value="0.62749" calcext:value-type="percentage">
            <text:p>62,75%</text:p>
          </table:table-cell>
          <table:table-cell table:style-name="ce7" table:formula="of:=AVERAGE([.J3:.J12])" office:value-type="percentage" office:value="0.90022" calcext:value-type="percentage">
            <text:p>90,02%</text:p>
          </table:table-cell>
          <table:table-cell table:style-name="ce7" table:formula="of:=AVERAGE([.K3:.K12])" office:value-type="percentage" office:value="0.97386" calcext:value-type="percentage">
            <text:p>97,39%</text:p>
          </table:table-cell>
          <table:table-cell table:style-name="ce3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MLP GEN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LP PSO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VM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NC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FC2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1</text:p>
          </table:table-cell>
          <table:table-cell table:number-columns-repeated="4"/>
          <table:table-cell table:number-columns-repeated="2" office:value-type="percentage" office:value="0.9268" calcext:value-type="percentage">
            <text:p>92,68%</text:p>
          </table:table-cell>
          <table:table-cell office:value-type="percentage" office:value="0.5076" calcext:value-type="percentage">
            <text:p>50,76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9162" calcext:value-type="percentage">
            <text:p>91,62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2</text:p>
          </table:table-cell>
          <table:table-cell table:number-columns-repeated="4"/>
          <table:table-cell office:value-type="percentage" office:value="0.9064" calcext:value-type="percentage">
            <text:p>90,64%</text:p>
          </table:table-cell>
          <table:table-cell office:value-type="percentage" office:value="0.9509" calcext:value-type="percentage">
            <text:p>95,09%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9106" calcext:value-type="percentage">
            <text:p>91,06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3</text:p>
          </table:table-cell>
          <table:table-cell table:number-columns-repeated="4"/>
          <table:table-cell office:value-type="percentage" office:value="0.8902" calcext:value-type="percentage">
            <text:p>89,02%</text:p>
          </table:table-cell>
          <table:table-cell office:value-type="percentage" office:value="0.9241" calcext:value-type="percentage">
            <text:p>92,41%</text:p>
          </table:table-cell>
          <table:table-cell office:value-type="percentage" office:value="0.5819" calcext:value-type="percentage">
            <text:p>58,19%</text:p>
          </table:table-cell>
          <table:table-cell office:value-type="percentage" office:value="0.6203" calcext:value-type="percentage">
            <text:p>62,03%</text:p>
          </table:table-cell>
          <table:table-cell office:value-type="percentage" office:value="0.8827" calcext:value-type="percentage">
            <text:p>88,2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4</text:p>
          </table:table-cell>
          <table:table-cell table:number-columns-repeated="4"/>
          <table:table-cell office:value-type="percentage" office:value="0.9245" calcext:value-type="percentage">
            <text:p>92,45%</text:p>
          </table:table-cell>
          <table:table-cell office:value-type="percentage" office:value="0.8855" calcext:value-type="percentage">
            <text:p>88,55%</text:p>
          </table:table-cell>
          <table:table-cell office:value-type="percentage" office:value="0.6132" calcext:value-type="percentage">
            <text:p>61,32%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9274" calcext:value-type="percentage">
            <text:p>92,74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5</text:p>
          </table:table-cell>
          <table:table-cell table:number-columns-repeated="4"/>
          <table:table-cell office:value-type="percentage" office:value="0.8889" calcext:value-type="percentage">
            <text:p>88,89%</text:p>
          </table:table-cell>
          <table:table-cell office:value-type="percentage" office:value="0.962" calcext:value-type="percentage">
            <text:p>96,20%</text:p>
          </table:table-cell>
          <table:table-cell office:value-type="percentage" office:value="0.6186" calcext:value-type="percentage">
            <text:p>61,86%</text:p>
          </table:table-cell>
          <table:table-cell office:value-type="percentage" office:value="0.6583" calcext:value-type="percentage">
            <text:p>65,83%</text:p>
          </table:table-cell>
          <table:table-cell office:value-type="percentage" office:value="0.8937" calcext:value-type="percentage">
            <text:p>89,37%</text:p>
          </table:table-cell>
          <table:table-cell office:value-type="percentage" office:value="0.9669" calcext:value-type="percentage">
            <text:p>96,6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6</text:p>
          </table:table-cell>
          <table:table-cell table:number-columns-repeated="4"/>
          <table:table-cell office:value-type="percentage" office:value="0.9181" calcext:value-type="percentage">
            <text:p>91,81%</text:p>
          </table:table-cell>
          <table:table-cell office:value-type="percentage" office:value="0.9573" calcext:value-type="percentage">
            <text:p>95,73%</text:p>
          </table:table-cell>
          <table:table-cell office:value-type="percentage" office:value="0.6071" calcext:value-type="percentage">
            <text:p>60,71%</text:p>
          </table:table-cell>
          <table:table-cell office:value-type="percentage" office:value="0.613" calcext:value-type="percentage">
            <text:p>61,30%</text:p>
          </table:table-cell>
          <table:table-cell office:value-type="percentage" office:value="0.9221" calcext:value-type="percentage">
            <text:p>92,21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7</text:p>
          </table:table-cell>
          <table:table-cell table:number-columns-repeated="4"/>
          <table:table-cell office:value-type="percentage" office:value="0.9006" calcext:value-type="percentage">
            <text:p>90,06%</text:p>
          </table:table-cell>
          <table:table-cell office:value-type="percentage" office:value="0.9565" calcext:value-type="percentage">
            <text:p>95,65%</text:p>
          </table:table-cell>
          <table:table-cell office:value-type="percentage" office:value="0.578" calcext:value-type="percentage">
            <text:p>57,80%</text:p>
          </table:table-cell>
          <table:table-cell office:value-type="percentage" office:value="0.6192" calcext:value-type="percentage">
            <text:p>61,92%</text:p>
          </table:table-cell>
          <table:table-cell office:value-type="percentage" office:value="0.8994" calcext:value-type="percentage">
            <text:p>89,94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8</text:p>
          </table:table-cell>
          <table:table-cell table:number-columns-repeated="4"/>
          <table:table-cell office:value-type="percentage" office:value="0.944" calcext:value-type="percentage">
            <text:p>94,40%</text:p>
          </table:table-cell>
          <table:table-cell office:value-type="percentage" office:value="0.8994" calcext:value-type="percentage">
            <text:p>89,94%</text:p>
          </table:table-cell>
          <table:table-cell office:value-type="percentage" office:value="0.6037" calcext:value-type="percentage">
            <text:p>60,37%</text:p>
          </table:table-cell>
          <table:table-cell office:value-type="percentage" office:value="0.6848" calcext:value-type="percentage">
            <text:p>68,48%</text:p>
          </table:table-cell>
          <table:table-cell office:value-type="percentage" office:value="0.9441" calcext:value-type="percentage">
            <text:p>94,41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9</text:p>
          </table:table-cell>
          <table:table-cell table:number-columns-repeated="4"/>
          <table:table-cell office:value-type="percentage" office:value="0.9202" calcext:value-type="percentage">
            <text:p>92,02%</text:p>
          </table:table-cell>
          <table:table-cell office:value-type="percentage" office:value="0.9146" calcext:value-type="percentage">
            <text:p>91,46%</text:p>
          </table:table-cell>
          <table:table-cell office:value-type="percentage" office:value="0.6037" calcext:value-type="percentage">
            <text:p>60,37%</text:p>
          </table:table-cell>
          <table:table-cell office:value-type="percentage" office:value="0.6847" calcext:value-type="percentage">
            <text:p>68,47%</text:p>
          </table:table-cell>
          <table:table-cell office:value-type="percentage" office:value="0.9187" calcext:value-type="percentage">
            <text:p>91,87%</text:p>
          </table:table-cell>
          <table:table-cell office:value-type="percentage" office:value="0.8963" calcext:value-type="percentage">
            <text:p>89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10</text:p>
          </table:table-cell>
          <table:table-cell table:number-columns-repeated="4"/>
          <table:table-cell office:value-type="percentage" office:value="0.8902" calcext:value-type="percentage">
            <text:p>89,02%</text:p>
          </table:table-cell>
          <table:table-cell office:value-type="percentage" office:value="0.9241" calcext:value-type="percentage">
            <text:p>92,41%</text:p>
          </table:table-cell>
          <table:table-cell office:value-type="percentage" office:value="0.5509" calcext:value-type="percentage">
            <text:p>55,09%</text:p>
          </table:table-cell>
          <table:table-cell office:value-type="percentage" office:value="0.5592" calcext:value-type="percentage">
            <text:p>55,92%</text:p>
          </table:table-cell>
          <table:table-cell office:value-type="percentage" office:value="0.8819" calcext:value-type="percentage">
            <text:p>88,19%</text:p>
          </table:table-cell>
          <table:table-cell office:value-type="percentage" office:value="0.9922" calcext:value-type="percentage">
            <text:p>99,22%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7" table:formula="of:=AVERAGE([.B17:.B26])" office:value-type="string" office:string-value="" calcext:value-type="error">
            <text:p>#DIV/0!</text:p>
          </table:table-cell>
          <table:table-cell table:style-name="ce7" table:formula="of:=AVERAGE([.C17:.C26])" office:value-type="string" office:string-value="" calcext:value-type="error">
            <text:p>#DIV/0!</text:p>
          </table:table-cell>
          <table:table-cell table:style-name="ce7" table:formula="of:=AVERAGE([.D17:.D26])" office:value-type="string" office:string-value="" calcext:value-type="error">
            <text:p>#DIV/0!</text:p>
          </table:table-cell>
          <table:table-cell table:style-name="ce7" table:formula="of:=AVERAGE([.E17:.E26])" office:value-type="string" office:string-value="" calcext:value-type="error">
            <text:p>#DIV/0!</text:p>
          </table:table-cell>
          <table:table-cell table:style-name="ce7" table:formula="of:=AVERAGE([.F17:.F26])" office:value-type="percentage" office:value="0.91099" calcext:value-type="percentage">
            <text:p>91,10%</text:p>
          </table:table-cell>
          <table:table-cell table:style-name="ce7" table:formula="of:=AVERAGE([.G17:.G26])" office:value-type="percentage" office:value="0.93012" calcext:value-type="percentage">
            <text:p>93,01%</text:p>
          </table:table-cell>
          <table:table-cell table:style-name="ce7" table:formula="of:=AVERAGE([.H17:.H26])" office:value-type="percentage" office:value="0.58409" calcext:value-type="percentage">
            <text:p>58,41%</text:p>
          </table:table-cell>
          <table:table-cell table:style-name="ce7" table:formula="of:=AVERAGE([.I17:.I26])" office:value-type="percentage" office:value="0.62894" calcext:value-type="percentage">
            <text:p>62,89%</text:p>
          </table:table-cell>
          <table:table-cell table:style-name="ce7" table:formula="of:=AVERAGE([.J17:.J26])" office:value-type="percentage" office:value="0.90968" calcext:value-type="percentage">
            <text:p>90,97%</text:p>
          </table:table-cell>
          <table:table-cell table:style-name="ce7" table:formula="of:=AVERAGE([.K17:.K26])" office:value-type="percentage" office:value="0.98554" calcext:value-type="percentage">
            <text:p>98,55%</text:p>
          </table:table-cell>
          <table:table-cell table:style-name="ce3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MLP GEN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LP PSO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VM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NC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FC2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1</text:p>
          </table:table-cell>
          <table:table-cell table:number-columns-repeated="4"/>
          <table:table-cell office:value-type="percentage" office:value="0.9384" calcext:value-type="percentage">
            <text:p>93,84%</text:p>
          </table:table-cell>
          <table:table-cell office:value-type="percentage" office:value="0.9296" calcext:value-type="percentage">
            <text:p>92,96%</text:p>
          </table:table-cell>
          <table:table-cell office:value-type="percentage" office:value="0.5594" calcext:value-type="percentage">
            <text:p>55,94%</text:p>
          </table:table-cell>
          <table:table-cell office:value-type="percentage" office:value="0.5346" calcext:value-type="percentage">
            <text:p>53,46%</text:p>
          </table:table-cell>
          <table:table-cell office:value-type="percentage" office:value="0.9383" calcext:value-type="percentage">
            <text:p>93,8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2</text:p>
          </table:table-cell>
          <table:table-cell table:number-columns-repeated="4"/>
          <table:table-cell office:value-type="percentage" office:value="0.9372" calcext:value-type="percentage">
            <text:p>93,72%</text:p>
          </table:table-cell>
          <table:table-cell office:value-type="percentage" office:value="0.9812" calcext:value-type="percentage">
            <text:p>98,12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82" calcext:value-type="percentage">
            <text:p>51,82%</text:p>
          </table:table-cell>
          <table:table-cell office:value-type="percentage" office:value="0.9383" calcext:value-type="percentage">
            <text:p>93,8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3</text:p>
          </table:table-cell>
          <table:table-cell table:number-columns-repeated="4"/>
          <table:table-cell office:value-type="percentage" office:value="0.9174" calcext:value-type="percentage">
            <text:p>91,74%</text:p>
          </table:table-cell>
          <table:table-cell office:value-type="percentage" office:value="0.9615" calcext:value-type="percentage">
            <text:p>96,15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6068" calcext:value-type="percentage">
            <text:p>60,68%</text:p>
          </table:table-cell>
          <table:table-cell office:value-type="percentage" office:value="0.9163" calcext:value-type="percentage">
            <text:p>91,6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4</text:p>
          </table:table-cell>
          <table:table-cell table:number-columns-repeated="4"/>
          <table:table-cell office:value-type="percentage" office:value="0.9289" calcext:value-type="percentage">
            <text:p>92,89%</text:p>
          </table:table-cell>
          <table:table-cell office:value-type="percentage" office:value="0.9245" calcext:value-type="percentage">
            <text:p>92,45%</text:p>
          </table:table-cell>
          <table:table-cell office:value-type="percentage" office:value="0.5613" calcext:value-type="percentage">
            <text:p>56,13%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9339" calcext:value-type="percentage">
            <text:p>93,39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5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percentage" office:value="0.5414" calcext:value-type="percentage">
            <text:p>54,14%</text:p>
          </table:table-cell>
          <table:table-cell office:value-type="percentage" office:value="0.592" calcext:value-type="percentage">
            <text:p>59,20%</text:p>
          </table:table-cell>
          <table:table-cell office:value-type="percentage" office:value="0.9427" calcext:value-type="percentage">
            <text:p>94,2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6</text:p>
          </table:table-cell>
          <table:table-cell table:number-columns-repeated="6"/>
          <table:table-cell office:value-type="percentage" office:value="0.5868" calcext:value-type="percentage">
            <text:p>58,68%</text:p>
          </table:table-cell>
          <table:table-cell office:value-type="percentage" office:value="0.6474" calcext:value-type="percentage">
            <text:p>64,74%</text:p>
          </table:table-cell>
          <table:table-cell office:value-type="percentage" office:value="0.9383" calcext:value-type="percentage">
            <text:p>93,8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7</text:p>
          </table:table-cell>
          <table:table-cell table:number-columns-repeated="6"/>
          <table:table-cell office:value-type="percentage" office:value="0.5681" calcext:value-type="percentage">
            <text:p>56,81%</text:p>
          </table:table-cell>
          <table:table-cell office:value-type="percentage" office:value="0.6016" calcext:value-type="percentage">
            <text:p>60,16%</text:p>
          </table:table-cell>
          <table:table-cell office:value-type="percentage" office:value="0.9163" calcext:value-type="percentage">
            <text:p>91,6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8</text:p>
          </table:table-cell>
          <table:table-cell table:number-columns-repeated="6"/>
          <table:table-cell office:value-type="percentage" office:value="0.5584" calcext:value-type="percentage">
            <text:p>55,84%</text:p>
          </table:table-cell>
          <table:table-cell office:value-type="percentage" office:value="0.6146" calcext:value-type="percentage">
            <text:p>61,46%</text:p>
          </table:table-cell>
          <table:table-cell office:value-type="percentage" office:value="0.9207" calcext:value-type="percentage">
            <text:p>92,0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9</text:p>
          </table:table-cell>
          <table:table-cell table:number-columns-repeated="6"/>
          <table:table-cell office:value-type="percentage" office:value="0.5605" calcext:value-type="percentage">
            <text:p>56,05%</text:p>
          </table:table-cell>
          <table:table-cell office:value-type="percentage" office:value="0.6989" calcext:value-type="percentage">
            <text:p>69,89%</text:p>
          </table:table-cell>
          <table:table-cell office:value-type="percentage" office:value="0.9559" calcext:value-type="percentage">
            <text:p>95,59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10</text:p>
          </table:table-cell>
          <table:table-cell table:number-columns-repeated="6"/>
          <table:table-cell office:value-type="percentage" office:value="0.523" calcext:value-type="percentage">
            <text:p>52,30%</text:p>
          </table:table-cell>
          <table:table-cell office:value-type="percentage" office:value="0.5845" calcext:value-type="percentage">
            <text:p>58,45%</text:p>
          </table:table-cell>
          <table:table-cell office:value-type="percentage" office:value="0.9515" calcext:value-type="percentage">
            <text:p>95,15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7" table:formula="of:=AVERAGE([.B31:.B40])" office:value-type="string" office:string-value="" calcext:value-type="error">
            <text:p>#DIV/0!</text:p>
          </table:table-cell>
          <table:table-cell table:style-name="ce7" table:formula="of:=AVERAGE([.C31:.C40])" office:value-type="string" office:string-value="" calcext:value-type="error">
            <text:p>#DIV/0!</text:p>
          </table:table-cell>
          <table:table-cell table:style-name="ce7" table:formula="of:=AVERAGE([.D31:.D40])" office:value-type="string" office:string-value="" calcext:value-type="error">
            <text:p>#DIV/0!</text:p>
          </table:table-cell>
          <table:table-cell table:style-name="ce7" table:formula="of:=AVERAGE([.E31:.E40])" office:value-type="string" office:string-value="" calcext:value-type="error">
            <text:p>#DIV/0!</text:p>
          </table:table-cell>
          <table:table-cell table:style-name="ce7" table:formula="of:=AVERAGE([.F31:.F40])" office:value-type="percentage" office:value="0.930475" calcext:value-type="percentage">
            <text:p>93,05%</text:p>
          </table:table-cell>
          <table:table-cell table:style-name="ce7" table:formula="of:=AVERAGE([.G31:.G40])" office:value-type="percentage" office:value="0.9492" calcext:value-type="percentage">
            <text:p>94,92%</text:p>
          </table:table-cell>
          <table:table-cell table:style-name="ce7" table:formula="of:=AVERAGE([.H31:.H40])" office:value-type="percentage" office:value="0.55232" calcext:value-type="percentage">
            <text:p>55,23%</text:p>
          </table:table-cell>
          <table:table-cell table:style-name="ce7" table:formula="of:=AVERAGE([.I31:.I40])" office:value-type="percentage" office:value="0.60037" calcext:value-type="percentage">
            <text:p>60,04%</text:p>
          </table:table-cell>
          <table:table-cell table:style-name="ce7" table:formula="of:=AVERAGE([.J31:.J40])" office:value-type="percentage" office:value="0.93522" calcext:value-type="percentage">
            <text:p>93,52%</text:p>
          </table:table-cell>
          <table:table-cell table:style-name="ce7" table:formula="of:=AVERAGE([.K31:.K40])" office:value-type="percentage" office:value="1" calcext:value-type="percentage">
            <text:p>100,00%</text:p>
          </table:table-cell>
          <table:table-cell table:style-name="ce3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MLP GEN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LP PSO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VM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NC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FC2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1</text:p>
          </table:table-cell>
          <table:table-cell table:number-columns-repeated="6"/>
          <table:table-cell office:value-type="percentage" office:value="0.6091" calcext:value-type="percentage">
            <text:p>60,91%</text:p>
          </table:table-cell>
          <table:table-cell office:value-type="percentage" office:value="0.5261" calcext:value-type="percentage">
            <text:p>52,61%</text:p>
          </table:table-cell>
          <table:table-cell office:value-type="percentage" office:value="0.9603" calcext:value-type="percentage">
            <text:p>96,0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2</text:p>
          </table:table-cell>
          <table:table-cell table:number-columns-repeated="6"/>
          <table:table-cell office:value-type="percentage" office:value="0.6476" calcext:value-type="percentage">
            <text:p>64,76%</text:p>
          </table:table-cell>
          <table:table-cell office:value-type="percentage" office:value="0.5228" calcext:value-type="percentage">
            <text:p>52,28%</text:p>
          </table:table-cell>
          <table:table-cell office:value-type="percentage" office:value="0.9518" calcext:value-type="percentage">
            <text:p>95,18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3</text:p>
          </table:table-cell>
          <table:table-cell table:number-columns-repeated="6"/>
          <table:table-cell office:value-type="percentage" office:value="0.6046" calcext:value-type="percentage">
            <text:p>60,46%</text:p>
          </table:table-cell>
          <table:table-cell office:value-type="percentage" office:value="0.5196" calcext:value-type="percentage">
            <text:p>51,96%</text:p>
          </table:table-cell>
          <table:table-cell office:value-type="percentage" office:value="0.9575" calcext:value-type="percentage">
            <text:p>95,75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4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office:value-type="percentage" office:value="0.9433" calcext:value-type="percentage">
            <text:p>94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5</text:p>
          </table:table-cell>
          <table:table-cell table:number-columns-repeated="6"/>
          <table:table-cell office:value-type="percentage" office:value="0.657" calcext:value-type="percentage">
            <text:p>65,70%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9518" calcext:value-type="percentage">
            <text:p>95,18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6</text:p>
          </table:table-cell>
          <table:table-cell table:number-columns-repeated="6"/>
          <table:table-cell office:value-type="percentage" office:value="0.6501" calcext:value-type="percentage">
            <text:p>65,01%</text:p>
          </table:table-cell>
          <table:table-cell office:value-type="percentage" office:value="0.534" calcext:value-type="percentage">
            <text:p>53,40%</text:p>
          </table:table-cell>
          <table:table-cell office:value-type="percentage" office:value="0.9547" calcext:value-type="percentage">
            <text:p>95,4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7</text:p>
          </table:table-cell>
          <table:table-cell table:number-columns-repeated="6"/>
          <table:table-cell office:value-type="percentage" office:value="0.7029" calcext:value-type="percentage">
            <text:p>70,29%</text:p>
          </table:table-cell>
          <table:table-cell office:value-type="percentage" office:value="0.5375" calcext:value-type="percentage">
            <text:p>53,75%</text:p>
          </table:table-cell>
          <table:table-cell office:value-type="percentage" office:value="0.9717" calcext:value-type="percentage">
            <text:p>97,1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8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office:value-type="percentage" office:value="0.9547" calcext:value-type="percentage">
            <text:p>95,4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9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office:value-type="percentage" office:value="0.9603" calcext:value-type="percentage">
            <text:p>96,0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10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office:value-type="percentage" office:value="0.9547" calcext:value-type="percentage">
            <text:p>95,4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7" table:formula="of:=AVERAGE([.B45:.B54])" office:value-type="string" office:string-value="" calcext:value-type="error">
            <text:p>#DIV/0!</text:p>
          </table:table-cell>
          <table:table-cell table:style-name="ce7" table:formula="of:=AVERAGE([.C45:.C54])" office:value-type="string" office:string-value="" calcext:value-type="error">
            <text:p>#DIV/0!</text:p>
          </table:table-cell>
          <table:table-cell table:style-name="ce7" table:formula="of:=AVERAGE([.D45:.D54])" office:value-type="string" office:string-value="" calcext:value-type="error">
            <text:p>#DIV/0!</text:p>
          </table:table-cell>
          <table:table-cell table:style-name="ce7" table:formula="of:=AVERAGE([.E45:.E54])" office:value-type="string" office:string-value="" calcext:value-type="error">
            <text:p>#DIV/0!</text:p>
          </table:table-cell>
          <table:table-cell table:style-name="ce7" table:formula="of:=AVERAGE([.F45:.F54])" office:value-type="string" office:string-value="" calcext:value-type="error">
            <text:p>#DIV/0!</text:p>
          </table:table-cell>
          <table:table-cell table:style-name="ce7" table:formula="of:=AVERAGE([.G45:.G54])" office:value-type="string" office:string-value="" calcext:value-type="error">
            <text:p>#DIV/0!</text:p>
          </table:table-cell>
          <table:table-cell table:style-name="ce7" table:formula="of:=AVERAGE([.H45:.H54])" office:value-type="percentage" office:value="0.645216666666667" calcext:value-type="percentage">
            <text:p>64,52%</text:p>
          </table:table-cell>
          <table:table-cell table:style-name="ce7" table:formula="of:=AVERAGE([.I45:.I54])" office:value-type="percentage" office:value="0.52905" calcext:value-type="percentage">
            <text:p>52,91%</text:p>
          </table:table-cell>
          <table:table-cell table:style-name="ce7" table:formula="of:=AVERAGE([.J45:.J54])" office:value-type="percentage" office:value="0.95608" calcext:value-type="percentage">
            <text:p>95,61%</text:p>
          </table:table-cell>
          <table:table-cell table:style-name="ce7" table:formula="of:=AVERAGE([.K45:.K54])" office:value-type="percentage" office:value="1" calcext:value-type="percentage">
            <text:p>100,00%</text:p>
          </table:table-cell>
          <table:table-cell table:style-name="ce3" table:number-columns-repeated="16373"/>
        </table:table-row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MLP GEN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LP PSO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VM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NC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FC2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1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office:value-type="percentage" office:value="0.898" calcext:value-type="percentage">
            <text:p>89,80%</text:p>
          </table:table-cell>
          <table:table-cell office:value-type="percentage" office:value="0.9578" calcext:value-type="percentage">
            <text:p>95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office:value-type="percentage" office:value="0.9268" calcext:value-type="percentage">
            <text:p>92,68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3</text:p>
          </table:table-cell>
          <table:table-cell table:number-columns-repeated="8"/>
          <table:table-cell office:value-type="percentage" office:value="0.939" calcext:value-type="percentage">
            <text:p>93,9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4</text:p>
          </table:table-cell>
          <table:table-cell table:number-columns-repeated="8"/>
          <table:table-cell office:value-type="percentage" office:value="0.9268" calcext:value-type="percentage">
            <text:p>92,68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5</text:p>
          </table:table-cell>
          <table:table-cell table:number-columns-repeated="8"/>
          <table:table-cell office:value-type="percentage" office:value="0.9141" calcext:value-type="percentage">
            <text:p>91,41%</text:p>
          </table:table-cell>
          <table:table-cell office:value-type="percentage" office:value="0.9933" calcext:value-type="percentage">
            <text:p>99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6</text:p>
          </table:table-cell>
          <table:table-cell table:number-columns-repeated="8"/>
          <table:table-cell office:value-type="percentage" office:value="0.8963" calcext:value-type="percentage">
            <text:p>89,6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7</text:p>
          </table:table-cell>
          <table:table-cell table:number-columns-repeated="8"/>
          <table:table-cell office:value-type="percentage" office:value="0.878" calcext:value-type="percentage">
            <text:p>87,8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8</text:p>
          </table:table-cell>
          <table:table-cell table:number-columns-repeated="8"/>
          <table:table-cell office:value-type="percentage" office:value="0.8598" calcext:value-type="percentage">
            <text:p>85,98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9</text:p>
          </table:table-cell>
          <table:table-cell table:number-columns-repeated="8"/>
          <table:table-cell office:value-type="percentage" office:value="0.8841" calcext:value-type="percentage">
            <text:p>88,41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10</text:p>
          </table:table-cell>
          <table:table-cell table:number-columns-repeated="8"/>
          <table:table-cell office:value-type="percentage" office:value="0.9207" calcext:value-type="percentage">
            <text:p>92,0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7" table:formula="of:=AVERAGE([.B58:.B67])" office:value-type="string" office:string-value="" calcext:value-type="error">
            <text:p>#DIV/0!</text:p>
          </table:table-cell>
          <table:table-cell table:style-name="ce7" table:formula="of:=AVERAGE([.C58:.C67])" office:value-type="string" office:string-value="" calcext:value-type="error">
            <text:p>#DIV/0!</text:p>
          </table:table-cell>
          <table:table-cell table:style-name="ce7" table:formula="of:=AVERAGE([.D58:.D67])" office:value-type="string" office:string-value="" calcext:value-type="error">
            <text:p>#DIV/0!</text:p>
          </table:table-cell>
          <table:table-cell table:style-name="ce7" table:formula="of:=AVERAGE([.E58:.E67])" office:value-type="string" office:string-value="" calcext:value-type="error">
            <text:p>#DIV/0!</text:p>
          </table:table-cell>
          <table:table-cell table:style-name="ce7" table:formula="of:=AVERAGE([.F58:.F67])" office:value-type="string" office:string-value="" calcext:value-type="error">
            <text:p>#DIV/0!</text:p>
          </table:table-cell>
          <table:table-cell table:style-name="ce7" table:formula="of:=AVERAGE([.G58:.G67])" office:value-type="string" office:string-value="" calcext:value-type="error">
            <text:p>#DIV/0!</text:p>
          </table:table-cell>
          <table:table-cell table:style-name="ce7" table:formula="of:=AVERAGE([.H58:.H67])" office:value-type="string" office:string-value="" calcext:value-type="error">
            <text:p>#DIV/0!</text:p>
          </table:table-cell>
          <table:table-cell table:style-name="ce7" table:formula="of:=AVERAGE([.I58:.I67])" office:value-type="string" office:string-value="" calcext:value-type="error">
            <text:p>#DIV/0!</text:p>
          </table:table-cell>
          <table:table-cell table:style-name="ce7" table:formula="of:=AVERAGE([.J58:.J67])" office:value-type="percentage" office:value="0.90436" calcext:value-type="percentage">
            <text:p>90,44%</text:p>
          </table:table-cell>
          <table:table-cell table:style-name="ce7" table:formula="of:=AVERAGE([.K58:.K67])" office:value-type="percentage" office:value="0.90511" calcext:value-type="percentage">
            <text:p>90,51%</text:p>
          </table:table-cell>
          <table:table-cell table:style-name="ce3" table:number-columns-repeated="16373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 style:data-style-name="N2" text:time-value="09:39:26.168213604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2:09:01.177993949</meta:creation-date>
    <dc:date>2025-12-14T10:38:42.144309096</dc:date>
    <meta:editing-duration>PT10H52M8S</meta:editing-duration>
    <meta:editing-cycles>106</meta:editing-cycles>
    <meta:generator>LibreOffice/24.2.7.2$Linux_X86_64 LibreOffice_project/420$Build-2</meta:generator>
    <meta:document-statistic meta:table-count="1" meta:cell-count="409" meta:object-count="0"/>
  </office:meta>
</office:document-meta>
</file>